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zir" svg:font-family="Vazir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0.5in"/>
    </style:style>
    <style:style style:name="Table1.D" style:family="table-column">
      <style:table-column-properties style:column-width="4.17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f9bd1" officeooo:paragraph-rsid="001f9bd1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Vazir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Vazir" fo:font-size="8pt" officeooo:paragraph-rsid="0032174a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azir" fo:font-size="8pt" officeooo:rsid="0028ad5b" officeooo:paragraph-rsid="0028ad5b" style:font-size-asian="8pt" style:font-size-complex="8pt"/>
    </style:style>
    <style:style style:name="P6" style:family="paragraph" style:parent-style-name="Table_20_Heading">
      <style:text-properties style:font-name="Vazir" fo:font-size="10pt" style:font-size-asian="10pt" style:font-size-complex="10pt"/>
    </style:style>
    <style:style style:name="T1" style:family="text">
      <style:text-properties style:font-name="Vazir"/>
    </style:style>
    <style:style style:name="T2" style:family="text">
      <style:text-properties style:font-name="Vazir" fo:font-size="8pt" style:font-size-asian="8pt" style:font-size-complex="8pt"/>
    </style:style>
    <style:style style:name="T3" style:family="text">
      <style:text-properties style:font-name="Vazir" fo:background-color="#dddddd" loext:char-shading-value="0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6">Variable</text:p>
            </table:table-cell>
            <table:table-cell table:style-name="Table1.A1" office:value-type="string">
              <text:p text:style-name="P6">GitLab</text:p>
            </table:table-cell>
            <table:table-cell table:style-name="Table1.A1" office:value-type="string">
              <text:p text:style-name="P6">Runner</text:p>
            </table:table-cell>
            <table:table-cell table:style-name="Table1.A1" office:value-type="string">
              <text:p text:style-name="P6">Description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Source_20_Text"><text:span text:style-name="T2">CI_COMMIT_AUTHOR</text:span></text:span></text:p>
          </table:table-cell>
          <table:table-cell table:style-name="Table1.A1" office:value-type="string">
            <text:p text:style-name="P3">13.11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2"><text:span text:style-name="T2">The author of the commit in </text:span><text:span text:style-name="Source_20_Text"><text:span text:style-name="T2">Name &lt;email&gt;</text:span></text:span><text:span text:style-name="T2"> format.</text:span>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BRANCH</text:span></text:span></text:p>
          </table:table-cell>
          <table:table-cell table:style-name="Table1.A1" office:value-type="string">
            <text:p text:style-name="P3">12.6</text:p>
          </table:table-cell>
          <table:table-cell table:style-name="Table1.A1" office:value-type="string">
            <text:p text:style-name="P3">0.5</text:p>
          </table:table-cell>
          <table:table-cell table:style-name="Table1.A1" office:value-type="string">
            <text:p text:style-name="P3">The commit branch name. Available in branch pipelines, including pipelines for the default branch. Not available in merge request pipelines or tag pipelines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TITLE</text:span></text:span></text:p>
          </table:table-cell>
          <table:table-cell table:style-name="Table1.A1" office:value-type="string">
            <text:p text:style-name="P3">10.8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title of the commit. The full first line of the message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DESCRIPTION</text:span></text:span></text:p>
          </table:table-cell>
          <table:table-cell table:style-name="Table1.A1" office:value-type="string">
            <text:p text:style-name="P3">10.8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description of the commit. If the title is shorter than 100 characters, the message without the first line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MESSAGE</text:span></text:span></text:p>
          </table:table-cell>
          <table:table-cell table:style-name="Table1.A1" office:value-type="string">
            <text:p text:style-name="P3">10.8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full commit message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REF_NAME</text:span></text:span></text:p>
          </table:table-cell>
          <table:table-cell table:style-name="Table1.A1" office:value-type="string">
            <text:p text:style-name="P3">9.0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branch or tag name for which project is built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REF_PROTECTED</text:span></text:span></text:p>
          </table:table-cell>
          <table:table-cell table:style-name="Table1.A1" office:value-type="string">
            <text:p text:style-name="P3">11.11</text:p>
          </table:table-cell>
          <table:table-cell table:style-name="Table1.A1" office:value-type="string">
            <text:p text:style-name="P5">all</text:p>
          </table:table-cell>
          <table:table-cell table:style-name="Table1.A1" office:value-type="string">
            <text:p text:style-name="P3"><text:span text:style-name="Source_20_Text"><text:span text:style-name="T3">true</text:span></text:span> if the job is running for a protected reference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SHA</text:span></text:span></text:p>
          </table:table-cell>
          <table:table-cell table:style-name="Table1.A1" office:value-type="string">
            <text:p text:style-name="P3">9.0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commit revision the project is built for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TAG</text:span></text:span></text:p>
          </table:table-cell>
          <table:table-cell table:style-name="Table1.A1" office:value-type="string">
            <text:p text:style-name="P3">9.0</text:p>
          </table:table-cell>
          <table:table-cell table:style-name="Table1.A1" office:value-type="string">
            <text:p text:style-name="P3">0.5</text:p>
          </table:table-cell>
          <table:table-cell table:style-name="Table1.A1" office:value-type="string">
            <text:p text:style-name="P3">The commit tag name. Available only in pipelines for tags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TAG_MESSAGE</text:span></text:span></text:p>
          </table:table-cell>
          <table:table-cell table:style-name="Table1.A1" office:value-type="string">
            <text:p text:style-name="P3">15.5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commit tag message. Available only in pipelines for tags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MMIT_TIMESTAMP</text:span></text:span></text:p>
          </table:table-cell>
          <table:table-cell table:style-name="Table1.A1" office:value-type="string">
            <text:p text:style-name="P3">13.4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timestamp of the commit in the <text:a xlink:type="simple" xlink:href="https://www.rfc-editor.org/rfc/rfc3339#appendix-A" text:style-name="Internet_20_link" text:visited-style-name="Visited_20_Internet_20_Link">ISO 8601</text:a> format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CONFIG_PATH</text:span></text:span></text:p>
          </table:table-cell>
          <table:table-cell table:style-name="Table1.A1" office:value-type="string">
            <text:p text:style-name="P3">9.4</text:p>
          </table:table-cell>
          <table:table-cell table:style-name="Table1.A1" office:value-type="string">
            <text:p text:style-name="P3">0.5</text:p>
          </table:table-cell>
          <table:table-cell table:style-name="Table1.A1" office:value-type="string">
            <text:p text:style-name="P3">The path to the CI/CD configuration file. Defaults to <text:span text:style-name="Source_20_Text"><text:span text:style-name="T1">.</text:span></text:span><text:span text:style-name="Source_20_Text"><text:span text:style-name="T3">gitlab-ci.yml</text:span></text:span>. Read-only inside a running pipeline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DEBUG_TRACE</text:span></text:span>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1.7</text:p>
          </table:table-cell>
          <table:table-cell table:style-name="Table1.A1" office:value-type="string">
            <text:p text:style-name="P3"><text:span text:style-name="Source_20_Text"><text:span text:style-name="T3">true</text:span></text:span> if <text:a xlink:type="simple" xlink:href="https://docs.gitlab.com/ee/ci/variables/index.html#debug-logging" text:style-name="Internet_20_link" text:visited-style-name="Visited_20_Internet_20_Link">debug logging (tracing)</text:a> is enabled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DEFAULT_BRANCH</text:span></text:span></text:p>
          </table:table-cell>
          <table:table-cell table:style-name="Table1.A1" office:value-type="string">
            <text:p text:style-name="P3">12.4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name of the project’s default branch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RELEASE_DESCRIPTION</text:span></text:span></text:p>
          </table:table-cell>
          <table:table-cell table:style-name="Table1.A1" office:value-type="string">
            <text:p text:style-name="P3">15.5</text:p>
          </table:table-cell>
          <table:table-cell table:style-name="Table1.A1" office:value-type="string">
            <text:p text:style-name="P4">all</text:p>
          </table:table-cell>
          <table:table-cell table:style-name="Table1.A1" office:value-type="string">
            <text:p text:style-name="P3">The description of the release. Available only on pipelines for tags. Description length is limited to first 1024 characters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JOB_NAME</text:span></text:span></text:p>
          </table:table-cell>
          <table:table-cell table:style-name="Table1.A1" office:value-type="string">
            <text:p text:style-name="P3">9.0</text:p>
          </table:table-cell>
          <table:table-cell table:style-name="Table1.A1" office:value-type="string">
            <text:p text:style-name="P3">0.5</text:p>
          </table:table-cell>
          <table:table-cell table:style-name="Table1.A1" office:value-type="string">
            <text:p text:style-name="P3">The name of the job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JOB_STAGE</text:span></text:span></text:p>
          </table:table-cell>
          <table:table-cell table:style-name="Table1.A1" office:value-type="string">
            <text:p text:style-name="P3">9.0</text:p>
          </table:table-cell>
          <table:table-cell table:style-name="Table1.A1" office:value-type="string">
            <text:p text:style-name="P3">0.5</text:p>
          </table:table-cell>
          <table:table-cell table:style-name="Table1.A1" office:value-type="string">
            <text:p text:style-name="P3">The name of the job’s stage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JOB_STATUS</text:span></text:span></text:p>
          </table:table-cell>
          <table:table-cell table:style-name="Table1.A1" office:value-type="string">
            <text:p text:style-name="P4">all</text:p>
          </table:table-cell>
          <table:table-cell table:style-name="Table1.A1" office:value-type="string">
            <text:p text:style-name="P3">13.5</text:p>
          </table:table-cell>
          <table:table-cell table:style-name="Table1.A1" office:value-type="string">
            <text:p text:style-name="P3">The status of the job as each runner stage is executed. Use with <text:a xlink:type="simple" xlink:href="https://docs.gitlab.com/ee/ci/yaml/index.html#after_script" text:style-name="Internet_20_link" text:visited-style-name="Visited_20_Internet_20_Link"><text:span text:style-name="Source_20_Text"><text:span text:style-name="T1">after_script</text:span></text:span></text:a>. Can be <text:span text:style-name="Source_20_Text"><text:span text:style-name="T3">success</text:span></text:span>, <text:span text:style-name="Source_20_Text"><text:span text:style-name="T3">failed</text:span></text:span>, or <text:span text:style-name="Source_20_Text"><text:span text:style-name="T3">canceled</text:span></text:span>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PIPELINE_SOURCE</text:span></text:span></text:p>
          </table:table-cell>
          <table:table-cell table:style-name="Table1.A1" office:value-type="string">
            <text:p text:style-name="P3">10.0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How the pipeline was triggered. Can be <text:span text:style-name="Source_20_Text"><text:span text:style-name="T3">push</text:span></text:span>, <text:span text:style-name="Source_20_Text"><text:span text:style-name="T3">web</text:span></text:span>, <text:span text:style-name="Source_20_Text"><text:span text:style-name="T3">schedule</text:span></text:span>, <text:span text:style-name="Source_20_Text"><text:span text:style-name="T3">api</text:span></text:span>, <text:span text:style-name="Source_20_Text"><text:span text:style-name="T3">external</text:span></text:span>, <text:span text:style-name="Source_20_Text"><text:span text:style-name="T3">chat</text:span></text:span>, <text:span text:style-name="Source_20_Text"><text:span text:style-name="T3">webide</text:span></text:span>, <text:span text:style-name="Source_20_Text"><text:span text:style-name="T3">merge_request_event</text:span></text:span>, <text:span text:style-name="Source_20_Text"><text:span text:style-name="T3">external_pull_request_event</text:span></text:span>, <text:span text:style-name="Source_20_Text"><text:span text:style-name="T3">parent</text:span></text:span><text:span text:style-name="Source_20_Text"><text:span text:style-name="T1">_</text:span></text:span><text:span text:style-name="Source_20_Text"><text:span text:style-name="T3">pipeline</text:span></text:span>, <text:a xlink:type="simple" xlink:href="https://docs.gitlab.com/ee/ci/triggers/index.html#configure-cicd-jobs-to-run-in-triggered-pipelines" text:style-name="Internet_20_link" text:visited-style-name="Visited_20_Internet_20_Link"><text:span text:style-name="Source_20_Text"><text:span text:style-name="T3">trigger</text:span></text:span></text:a><text:a xlink:type="simple" xlink:href="https://docs.gitlab.com/ee/ci/triggers/index.html#configure-cicd-jobs-to-run-in-triggered-pipelines" text:style-name="Internet_20_link" text:visited-style-name="Visited_20_Internet_20_Link">, or </text:a><text:a xlink:type="simple" xlink:href="https://docs.gitlab.com/ee/ci/triggers/index.html#configure-cicd-jobs-to-run-in-triggered-pipelines" text:style-name="Internet_20_link" text:visited-style-name="Visited_20_Internet_20_Link"><text:span text:style-name="Source_20_Text"><text:span text:style-name="T3">pipeline</text:span></text:span></text:a>. For a description of each value, see <text:a xlink:type="simple" xlink:href="https://docs.gitlab.com/ee/ci/jobs/job_control.html#common-if-clauses-for-rules" text:style-name="Internet_20_link" text:visited-style-name="Visited_20_Internet_20_Link">Common </text:a><text:a xlink:type="simple" xlink:href="https://docs.gitlab.com/ee/ci/jobs/job_control.html#common-if-clauses-for-rules" text:style-name="Internet_20_link" text:visited-style-name="Visited_20_Internet_20_Link"><text:span text:style-name="Source_20_Text"><text:span text:style-name="T3">if</text:span></text:span></text:a><text:a xlink:type="simple" xlink:href="https://docs.gitlab.com/ee/ci/jobs/job_control.html#common-if-clauses-for-rules" text:style-name="Internet_20_link" text:visited-style-name="Visited_20_Internet_20_Link"> clauses for </text:a><text:a xlink:type="simple" xlink:href="https://docs.gitlab.com/ee/ci/jobs/job_control.html#common-if-clauses-for-rules" text:style-name="Internet_20_link" text:visited-style-name="Visited_20_Internet_20_Link"><text:span text:style-name="Source_20_Text"><text:span text:style-name="T3">rules</text:span></text:span></text:a>, which uses this variable to control when jobs run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PROJECT_NAME</text:span></text:span></text:p>
          </table:table-cell>
          <table:table-cell table:style-name="Table1.A1" office:value-type="string">
            <text:p text:style-name="P3">8.10</text:p>
          </table:table-cell>
          <table:table-cell table:style-name="Table1.A1" office:value-type="string">
            <text:p text:style-name="P3">0.5</text:p>
          </table:table-cell>
          <table:table-cell table:style-name="Table1.A1" office:value-type="string">
            <text:p text:style-name="P3">The name of the directory for the project. For example if the project URL is <text:span text:style-name="Source_20_Text"><text:span text:style-name="T3">gitlab.example.com/group-name/project-1</text:span></text:span><text:span text:style-name="T6">, </text:span><text:span text:style-name="Source_20_Text"><text:span text:style-name="T3">CI_PROJECT_NAME</text:span></text:span><text:span text:style-name="T6"> is </text:span><text:span text:style-name="Source_20_Text"><text:span text:style-name="T3">project-1</text:span></text:span>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PROJECT_PATH</text:span></text:span></text:p>
          </table:table-cell>
          <table:table-cell table:style-name="Table1.A1" office:value-type="string">
            <text:p text:style-name="P3">8.10</text:p>
          </table:table-cell>
          <table:table-cell table:style-name="Table1.A1" office:value-type="string">
            <text:p text:style-name="P3">0.5</text:p>
          </table:table-cell>
          <table:table-cell table:style-name="Table1.A1" office:value-type="string">
            <text:p text:style-name="P3">The project namespace with the project name included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GITLAB_USER_EMAIL</text:span></text:span></text:p>
          </table:table-cell>
          <table:table-cell table:style-name="Table1.A1" office:value-type="string">
            <text:p text:style-name="P3">8.12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email of the user who started the pipeline, unless the job is a manual job. In manual jobs, the value is the email of the user who started the job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MERGE_REQUEST_TITLE</text:span></text:span></text:p>
          </table:table-cell>
          <table:table-cell table:style-name="Table1.A1" office:value-type="string">
            <text:p text:style-name="P3">11.9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title of the merge request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MERGE_REQUEST_ASSIGNEES</text:span></text:span></text:p>
          </table:table-cell>
          <table:table-cell table:style-name="Table1.A1" office:value-type="string">
            <text:p text:style-name="P3">11.9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Comma-separated list of usernames of assignees for the merge request.</text:p>
          </table:table-cell>
        </table:table-row>
        <table:table-row>
          <table:table-cell table:style-name="Table1.A1" office:value-type="string">
            <text:p text:style-name="P3"><text:span text:style-name="Source_20_Text"><text:span text:style-name="T1">CI_MERGE_REQUEST_REF_PATH</text:span></text:span></text:p>
          </table:table-cell>
          <table:table-cell table:style-name="Table1.A1" office:value-type="string">
            <text:p text:style-name="P3">11.6</text:p>
          </table:table-cell>
          <table:table-cell table:style-name="Table1.A1" office:value-type="string">
            <text:p text:style-name="P3">all</text:p>
          </table:table-cell>
          <table:table-cell table:style-name="Table1.A1" office:value-type="string">
            <text:p text:style-name="P3">The ref path of the merge request. For example, <text:span text:style-name="Source_20_Text"><text:span text:style-name="T3">refs/merge-requests/1/head</text:span></text:span>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zir" svg:font-family="Vazi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1:43:22.395357368</meta:creation-date>
    <dc:date>2023-01-11T17:05:50.646599814</dc:date>
    <meta:editing-duration>PT5H22M14S</meta:editing-duration>
    <meta:editing-cycles>27</meta:editing-cycles>
    <meta:generator>LibreOffice/7.3.7.2$Linux_X86_64 LibreOffice_project/30$Build-2</meta:generator>
    <meta:document-statistic meta:table-count="1" meta:image-count="0" meta:object-count="0" meta:page-count="1" meta:paragraph-count="104" meta:word-count="408" meta:character-count="2650" meta:non-whitespace-character-count="2346"/>
  </office:meta>
</office:document-meta>
</file>